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fo:font-weight="bold" officeooo:rsid="0007a46e" officeooo:paragraph-rsid="0007a46e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fo:font-size="14pt" fo:font-weight="normal" officeooo:rsid="0007a46e" officeooo:paragraph-rsid="0007a46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4pt" fo:font-weight="normal" officeooo:rsid="0007a46e" officeooo:paragraph-rsid="0007a46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Liberation Sans" fo:font-size="14pt" fo:font-weight="normal" officeooo:rsid="0018094b" officeooo:paragraph-rsid="0018094b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Liberation Sans" fo:font-size="14pt" style:text-underline-style="solid" style:text-underline-width="auto" style:text-underline-color="font-color" fo:font-weight="normal" officeooo:rsid="0007a46e" officeooo:paragraph-rsid="0007a46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3.5pt" fo:font-weight="normal" officeooo:rsid="0007a46e" officeooo:paragraph-rsid="0007a46e" style:font-size-asian="13.5pt" style:font-weight-asian="normal" style:font-size-complex="13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a46e" officeooo:paragraph-rsid="0018dfa7" style:font-size-asian="12pt" style:font-weight-asian="normal" style:font-size-complex="12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fe6d"/>
    </style:style>
    <style:style style:name="T3" style:family="text">
      <style:text-properties style:text-underline-style="solid" style:text-underline-width="auto" style:text-underline-color="font-color" officeooo:rsid="00130265"/>
    </style:style>
    <style:style style:name="T4" style:family="text">
      <style:text-properties style:text-underline-style="solid" style:text-underline-width="auto" style:text-underline-color="font-color" officeooo:rsid="001459e7"/>
    </style:style>
    <style:style style:name="T5" style:family="text">
      <style:text-properties officeooo:rsid="0011027d"/>
    </style:style>
    <style:style style:name="T6" style:family="text">
      <style:text-properties officeooo:rsid="0012fe6d"/>
    </style:style>
    <style:style style:name="T7" style:family="text">
      <style:text-properties officeooo:rsid="00130265"/>
    </style:style>
    <style:style style:name="T8" style:family="text">
      <style:text-properties officeooo:rsid="0018094b"/>
    </style:style>
    <style:style style:name="T9" style:family="text">
      <style:text-properties style:text-underline-style="none" officeooo:rsid="001459e7"/>
    </style:style>
    <style:style style:name="gr1" style:family="graphic">
      <style:graphic-properties svg:stroke-color="#000000" draw:marker-start="Puntas_20_de_20_flecha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vertical-align="middle" draw:auto-grow-height="false" fo:min-height="7.027cm" fo:min-width="0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none" draw:textarea-vertical-align="middle" draw:auto-grow-height="false" fo:min-height="7.724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cm" svg:stroke-color="#000000" draw:marker-start="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start="Puntas_20_de_20_flech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start="Puntas_20_de_20_flecha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Pagos (<text:span text:style-name="T1">IDFactura</text:span>, CantAbono, FechaInicio, FechaFin, FechaPago, CIU)</text:p>
      <text:p text:style-name="P2"><draw:polyline text:anchor-type="paragraph" draw:z-index="1" draw:name="Línea 2" draw:style-name="gr7" draw:text-style-name="P11" svg:width="9.099cm" svg:height="2.552cm" draw:transform="skewX (-0.0164060949687468) rotate (0.297927703315432) translate (6.27181242500485cm 1.85196628278406cm)" svg:viewBox="0 0 9100 2553" draw:points="0,908 294,0 8568,2553 9100,908"><text:p/></draw:polyline></text:p>
      <text:p text:style-name="P2"/>
      <text:p text:style-name="P2"/>
      <text:p text:style-name="P2"/>
      <text:p text:style-name="P2"/>
      <text:p text:style-name="P3">Cliente (<text:span text:style-name="T1">CIU</text:span>, DNI, NombrePila, Apellido1, Apellido2, Correo, Dirección, Tarjeta, FechaNacimiento)</text:p>
      <text:p text:style-name="P2"><draw:polyline text:anchor-type="paragraph" draw:z-index="2" draw:name="Línea 3" draw:style-name="gr6" draw:text-style-name="P8" svg:width="4.23cm" svg:height="2.067cm" draw:transform="skewX (-0.15690509975429) rotate (-2.4630086404144) translate (7.56253810866805cm 1.01811815737724cm)" svg:viewBox="0 0 4231 2068" draw:points="0,1309 1263,0 3501,2068 4231,1312"><text:p/></draw:polyline></text:p>
      <text:p text:style-name="P2"/>
      <text:p text:style-name="P2"/>
      <text:p text:style-name="P2"/>
      <text:p text:style-name="P3"/>
      <text:p text:style-name="P7">Reproducción (<text:span text:style-name="T1">CIU</text:span>, <text:span text:style-name="T1">FechaReprod</text:span>, <text:span text:style-name="T3">NumTemporada</text:span><text:span text:style-name="T7">, </text:span><text:span text:style-name="T3">NumEpisodio</text:span><text:span text:style-name="T7">, </text:span><text:span text:style-name="T4">IDSerie</text:span><text:span text:style-name="T9">, </text:span>TiempoRestante, CalificaciónRep<text:span text:style-name="T5">r</text:span>od, TipoDispositivo)</text:p>
      <text:p text:style-name="P2"><draw:custom-shape text:anchor-type="paragraph" draw:z-index="6" draw:name="Forma 4" draw:style-name="gr2" draw:text-style-name="P9" svg:width="0.496cm" svg:height="7.413cm" draw:transform="skewX (-0.00279252680319093) rotate (1.56014981835773) translate (6.64104166666667cm 0.60325cm)"><text:p/><draw:enhanced-geometry svg:viewBox="0 0 21600 21600" draw:mirror-horizontal="false" draw:mirror-vertical="false" draw:glue-points="21600 0 0 10800 21600 21600" draw:text-areas="13800 ?f9 21600 ?f10" draw:type="left-brace" draw:modifiers="1800 11835.5460385439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><draw:line text:anchor-type="paragraph" draw:z-index="7" draw:name="Línea vertical 3" draw:style-name="gr1" draw:text-style-name="P8" svg:x1="10.666cm" svg:y1="1.577cm" svg:x2="10.666cm" svg:y2="0.256cm"><text:p/></draw:line></text:p>
      <text:p text:style-name="P5"/>
      <text:p text:style-name="P2"><draw:custom-shape text:anchor-type="paragraph" draw:z-index="5" draw:name="Forma 3" draw:style-name="gr3" draw:text-style-name="P9" svg:width="0.505cm" svg:height="8.153cm" draw:transform="skewX (0.118158790360016) rotate (1.68389366232413) translate (6.73452777777778cm 1.063625cm)"><text:p/><draw:enhanced-geometry svg:viewBox="0 0 21600 21600" draw:mirror-horizontal="false" draw:mirror-vertical="true" draw:glue-points="21600 0 0 10800 21600 21600" draw:text-areas="13800 ?f9 21600 ?f10" draw:type="left-brace" draw:modifiers="1800 10257.662337662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"/>
      <text:p text:style-name="P6">Episodio (<text:span text:style-name="T1">IDSerie</text:span>, <text:span text:style-name="T1">NumTemp</text:span><text:span text:style-name="T2">orada</text:span>, <text:span text:style-name="T1">NumEpisodio</text:span>, NombreEp<text:span text:style-name="T6">is</text:span>, Resumen, Duración, FechaEstreno<text:span text:style-name="T8">)</text:span></text:p>
      <text:p text:style-name="P2"><draw:line text:anchor-type="paragraph" draw:z-index="4" draw:name="Línea 6" draw:style-name="gr4" draw:text-style-name="P8" svg:x1="7.306cm" svg:y1="0.372cm" svg:x2="7.306cm" svg:y2="1.06cm"><text:p/></draw:line></text:p>
      <text:p text:style-name="P4"><draw:line text:anchor-type="paragraph" draw:z-index="3" draw:name="Línea 5" draw:style-name="gr5" draw:text-style-name="P10" svg:x1="2.226cm" svg:y1="0.492cm" svg:x2="7.306cm" svg:y2="0.517cm"><text:p/></draw:line><draw:polyline text:anchor-type="paragraph" draw:z-index="0" draw:name="Línea 1" draw:style-name="gr1" draw:text-style-name="P8" svg:width="1.666cm" svg:height="0cm" draw:transform="rotate (-1.5707963267949) translate (2.22602777777778cm 0.492271093254231cm)" svg:viewBox="0 0 1667 0" draw:points="1667,0 841,0 841,0 0,0"><text:p/></draw:polyline></text:p>
      <text:p text:style-name="P2"/>
      <text:p text:style-name="P2"/>
      <text:p text:style-name="P2"/>
      <text:p text:style-name="P2">Serie (<text:span text:style-name="T1">IDSerie</text:span>, Nombre, Género, Idioma, RestricciónEdad, Disponible, País, AñoInicio, AñoFi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draw:marker draw:name="Puntas_20_de_20_flecha_20_1" draw:display-name="Puntas de flecha 1" svg:viewBox="0 0 20 13" svg:d="M0 13l10-13 10 13z"/>
    <draw:marker draw:name="Puntas_20_de_20_flecha_20_2" draw:display-name="Puntas de flecha 2" svg:viewBox="0 0 20 13" svg:d="M0 13l10-13 10 13z"/>
    <draw:marker draw:name="Puntas_20_de_20_flecha_20_3" draw:display-name="Puntas de flecha 3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9:03:28.320521211</meta:creation-date>
    <dc:date>2023-03-10T16:50:27.927797290</dc:date>
    <meta:editing-duration>PT1H45M3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4" meta:character-count="467" meta:non-whitespace-character-count="428"/>
  </office:meta>
</office:document-meta>
</file>